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351cm" table:align="right" style:writing-mode="lr-tb"/>
    </style:style>
    <style:style style:name="Table2.A" style:family="table-column">
      <style:table-column-properties style:column-width="2.593cm"/>
    </style:style>
    <style:style style:name="Table2.C" style:family="table-column">
      <style:table-column-properties style:column-width="11.165cm"/>
    </style:style>
    <style:style style:name="Table2.1" style:family="table-row">
      <style:table-row-properties style:min-row-height="0.741cm"/>
    </style:style>
    <style:style style:name="Table2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6" style:family="paragraph" style:parent-style-name="Footer">
      <style:paragraph-properties style:snap-to-layout-grid="false">
        <style:tab-stops>
          <style:tab-stop style:position="7.62cm" style:type="center"/>
          <style:tab-stop style:position="16.51cm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7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8" style:family="paragraph" style:parent-style-name="Standard">
      <style:text-properties fo:font-size="12pt" fo:language="en" fo:country="US" style:font-size-asian="12pt" style:font-size-complex="12pt"/>
    </style:style>
    <style:style style:name="P9" style:family="paragraph" style:parent-style-name="Header">
      <style:paragraph-properties style:snap-to-layout-grid="false"/>
    </style:style>
    <style:style style:name="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1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5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/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number:date-style style:name="N106">
      <number:month/>
      <number:text>/</number:text>
      <number:day/>
      <number:text>/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106102875715136" text:id="ct10610287571513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102875705920" text:id="ct1061028757059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04960" text:id="ct1061028757049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10720" text:id="ct1061028757107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03808" text:id="ct10610287570380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102875714368" text:id="ct1061028757143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6102875715136"/><text:change-start text:change-id="ct106102875705920"/>Adopt<text:change-end text:change-id="ct106102875705920"/>ed<text:change-start text:change-id="ct106102875704960"/> as a <text:change-end text:change-id="ct106102875704960"/>NMRA <text:change-start text:change-id="ct106102875710720"/>Standard<text:change-end text:change-id="ct106102875710720"/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6102875703808"/><text:change-start text:change-id="ct106102875714368"/>Version History<text:change-end text:change-id="ct1061028757143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cm" fo:margin-right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3cm" fo:margin-left="-0.199cm" fo:margin-right="-0.194cm" table:align="margins" style:writing-mode="lr-tb"/>
    </style:style>
    <style:style style:name="Table1.A" style:family="table-column">
      <style:table-column-properties style:column-width="6.258cm" style:rel-column-width="3548*"/>
    </style:style>
    <style:style style:name="Table1.B" style:family="table-column">
      <style:table-column-properties style:column-width="1.501cm" style:rel-column-width="851*"/>
    </style:style>
    <style:style style:name="Table1.C" style:family="table-column">
      <style:table-column-properties style:column-width="5.583cm" style:rel-column-width="3165*"/>
    </style:style>
    <style:style style:name="Table1.D" style:family="table-column">
      <style:table-column-properties style:column-width="3.561cm" style:rel-column-width="201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="0cm" fo:border="none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3:38:51" text:date-adjust="PT1440H00M00S">18 Apr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AN Frame Transf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  <text:change text:change-id="ct106102875657728"/>
            </table:table-cell>
            <table:table-cell table:style-name="Table1.C1" office:value-type="string">
              <text:p text:style-name="MP12"><text:span text:style-name="MT10">9.7.2.1-TN</text:span><text:span text:style-name="MT11"> </text:span></text:p>
              <text:change text:change-id="ct106102875704000"/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MRA Standard S-9.7.1</dc:title>
    <meta:initial-creator>Alex Shepherd</meta:initial-creator>
    <meta:creation-date>2009-01-22T07:11:27</meta:creation-date>
    <meta:editing-cycles>95</meta:editing-cycles>
    <meta:editing-duration>PT19H53M8S</meta:editing-duration>
    <meta:generator>OpenOffice/4.1.0$Unix OpenOffice.org_project/410m18$Build-9764</meta:generator>
    <dc:date>2015-02-17T23:38:51</dc:date>
    <dc:creator>Alex Shepherd</dc:creator>
    <meta:printed-by>Bob Jacobsen</meta:printed-by>
    <meta:print-date>2010-09-15T08:46:04</meta:print-date>
    <meta:document-statistic meta:table-count="2" meta:image-count="0" meta:object-count="0" meta:page-count="1" meta:paragraph-count="19" meta:word-count="85" meta:character-count="537"/>
  </office:meta>
</office:document-meta>
</file>